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203CF80EF66AA7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weight="normal" officeooo:rsid="001e113a" officeooo:paragraph-rsid="001e113a" style:font-weight-asian="normal" style:font-weight-complex="normal"/>
    </style:style>
    <style:style style:name="P2" style:family="paragraph" style:parent-style-name="Title">
      <style:text-properties officeooo:rsid="001e113a" officeooo:paragraph-rsid="001e113a"/>
    </style:style>
    <style:style style:name="P3" style:family="paragraph" style:parent-style-name="Text_20_body">
      <style:text-properties officeooo:rsid="001e113a" officeooo:paragraph-rsid="001e113a"/>
    </style:style>
    <style:style style:name="P4" style:family="paragraph" style:parent-style-name="Text_20_body">
      <style:text-properties officeooo:rsid="002001a3" officeooo:paragraph-rsid="002001a3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 style:master-page-name="Right_20_Page">
      <style:paragraph-properties style:page-number="1"/>
    </style:style>
    <style:style style:name="P7" style:family="paragraph" style:parent-style-name="Heading_20_1" style:master-page-name="Right_20_Page">
      <style:paragraph-properties style:page-number="auto"/>
    </style:style>
    <style:style style:name="P8" style:family="paragraph" style:parent-style-name="Heading_20_1" style:master-page-name="Right_20_Page">
      <style:paragraph-properties style:page-number="auto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 style:master-page-name="Right_20_Page">
      <style:paragraph-properties style:page-number="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width="13.227cm" svg:height="13.227cm" draw:z-index="0"><draw:image xlink:href="Pictures/10000201000001F4000001F4203CF80EF66AA788.png" xlink:type="simple" xlink:show="embed" xlink:actuate="onLoad" loext:mime-type="image/png"/></draw:frame>Manual do Desenvolvedor</text:p>
      <text:table-of-content text:style-name="Sect1" text:protected="true" text:name="Índice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0">Sumário</text:p>
          </text:index-title>
          <text:p text:style-name="P9"><text:a xlink:type="simple" xlink:href="#__RefHeading___Toc113_3714564046" text:style-name="Index_20_Link" text:visited-style-name="Index_20_Link">Introdução<text:tab/>1</text:a></text:p>
          <text:p text:style-name="P9"><text:a xlink:type="simple" xlink:href="#__RefHeading___Toc115_3714564046" text:style-name="Index_20_Link" text:visited-style-name="Index_20_Link">Pixar Storytelling<text:tab/>3</text:a></text:p>
          <text:p text:style-name="P9"><text:a xlink:type="simple" xlink:href="#__RefHeading___Toc117_3714564046" text:style-name="Index_20_Link" text:visited-style-name="Index_20_Link">Personas<text:tab/>5</text:a></text:p>
        </text:index-body>
      </text:table-of-content>
      <text:p text:style-name="P3"/>
      <text:h text:style-name="P6" text:outline-level="1"><text:bookmark-start text:name="__RefHeading___Toc113_3714564046"/>Introdução<text:bookmark-end text:name="__RefHeading___Toc113_3714564046"/></text:h>
      <text:p text:style-name="P4"/>
      <text:p text:style-name="P4"/>
      <text:h text:style-name="P7" text:outline-level="1"><text:bookmark-start text:name="__RefHeading___Toc115_3714564046"/>Pixar Storytelling<text:bookmark-end text:name="__RefHeading___Toc115_3714564046"/></text:h>
      <text:p text:style-name="P4"/>
      <text:p text:style-name="P4"/>
      <text:p text:style-name="P4"/>
      <text:h text:style-name="P7" text:outline-level="1"><text:bookmark-start text:name="__RefHeading___Toc117_3714564046"/>Personas<text:bookmark-end text:name="__RefHeading___Toc117_3714564046"/></text:h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weight="normal" officeooo:rsid="001e113a" officeooo:paragraph-rsid="001e113a" style:font-weight-asian="normal" style:font-weight-complex="normal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0.01a 08/03/2020</text:p>
      </style:footer>
    </style:master-page>
    <style:master-page style:name="Right_20_Page" style:display-name="Right Page" style:page-layout-name="Mpm2" style:next-style-name="Left_20_Page">
      <style:footer>
        <text:p text:style-name="MP2"><text:page-number text:select-page="current">5</text:page-number></text:p>
      </style:foot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08T15:16:56.999625548</dc:date>
    <dc:creator>Felipe Bastos Nunes</dc:creator>
    <meta:editing-duration>PT50M12S</meta:editing-duration>
    <meta:editing-cycles>4</meta:editing-cycles>
    <meta:document-statistic meta:table-count="0" meta:image-count="1" meta:object-count="0" meta:page-count="9" meta:paragraph-count="10" meta:word-count="18" meta:character-count="125" meta:non-whitespace-character-count="117"/>
  </office:meta>
</office:document-meta>
</file>